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4.847cm"/>
    </style:style>
    <style:style style:name="co13" style:family="table-column">
      <style:table-column-properties fo:break-before="auto" style:column-width="7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ueprint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3" table:number-rows-spanned="1">
            <text:p>Game speed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Fog of War enabled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Win/Lose Conditions enabled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Map path: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Slot1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</table:table>
      <table:table table:name="One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3" table:number-rows-spanned="1">
            <text:p>Game speed:</text:p>
          </table:table-cell>
          <table:covered-table-cell table:number-columns-repeated="2" table:style-name="ce1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Fog of War:</text:p>
          </table:table-cell>
          <table:covered-table-cell table:number-columns-repeated="2" table:style-name="ce13"/>
          <table:table-cell office:value-type="string" calcext:value-type="string">
            <text:p>dis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Win/Lose Conditions:</text:p>
          </table:table-cell>
          <table:covered-table-cell table:number-columns-repeated="2" table:style-name="ce13"/>
          <table:table-cell office:value-type="string" calcext:value-type="string">
            <text:p>dis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Map path:</text:p>
          </table:table-cell>
          <table:covered-table-cell table:number-columns-repeated="2" table:style-name="ce13"/>
          <table:table-cell office:value-type="string" calcext:value-type="string">
            <text:p>Maps\(2)HillsOfGlory.w3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lot0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tator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15"/>
        </table:table-row>
      </table:table>
      <table:table table:name="Two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3" table:number-rows-spanned="1">
            <text:p>Game speed:</text:p>
          </table:table-cell>
          <table:covered-table-cell table:number-columns-repeated="2" table:style-name="ce13"/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Fog of War:</text:p>
          </table:table-cell>
          <table:covered-table-cell table:number-columns-repeated="2" table:style-name="ce13"/>
          <table:table-cell table:style-name="ce14"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Win/Lose Conditions:</text:p>
          </table:table-cell>
          <table:covered-table-cell table:number-columns-repeated="2" table:style-name="ce13"/>
          <table:table-cell table:style-name="ce14"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Map path:</text:p>
          </table:table-cell>
          <table:covered-table-cell table:number-columns-repeated="2" table:style-name="ce13"/>
          <table:table-cell office:value-type="string" calcext:value-type="string">
            <text:p>Maps\(2)HillsOfGlory.w3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lot0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tator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15"/>
        </table:table-row>
      </table:table>
      <table:table table:name="Four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3" table:number-rows-spanned="1">
            <text:p>Game speed:</text:p>
          </table:table-cell>
          <table:covered-table-cell table:style-name="ce13"/>
          <table:covered-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Fog of War:</text:p>
          </table:table-cell>
          <table:covered-table-cell table:style-name="ce13"/>
          <table:covered-table-cell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Win/Lose Conditions:</text:p>
          </table:table-cell>
          <table:covered-table-cell table:style-name="ce13"/>
          <table:covered-table-cell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Map path:</text:p>
          </table:table-cell>
          <table:covered-table-cell table:style-name="ce13"/>
          <table:covered-table-cell/>
          <table:table-cell office:value-type="string" calcext:value-type="string">
            <text:p>Maps\(2)HillsOfGlory.w3m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Slot0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p</text:p>
          </table:table-cell>
          <table:table-cell table:style-name="ce14" office:value-type="string" calcext:value-type="string">
            <text:p>Random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style-name="ce14" office:value-type="string" calcext:value-type="string">
            <text:p>Undead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ce14" office:value-type="float" office:value="50" calcext:value-type="float">
            <text:p>50</text:p>
          </table:table-cell>
          <table:table-cell office:value-type="string" calcext:value-type="string">
            <text:p>Current</text:p>
          </table:table-cell>
          <table:table-cell table:style-name="ce14" office:value-type="string" calcext:value-type="string">
            <text:p>Hard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Spectator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15"/>
        </table:table-row>
      </table:table>
      <table:table table:name="Five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3" table:number-rows-spanned="1">
            <text:p>Game speed:</text:p>
          </table:table-cell>
          <table:covered-table-cell table:style-name="ce13"/>
          <table:covered-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Fog of War:</text:p>
          </table:table-cell>
          <table:covered-table-cell table:style-name="ce13"/>
          <table:covered-table-cell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Win/Lose Conditions:</text:p>
          </table:table-cell>
          <table:covered-table-cell table:style-name="ce13"/>
          <table:covered-table-cell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Map path:</text:p>
          </table:table-cell>
          <table:covered-table-cell table:style-name="ce13"/>
          <table:covered-table-cell/>
          <table:table-cell office:value-type="string" calcext:value-type="string">
            <text:p>Maps\(2)HillsOfGlory.w3m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Slot0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p</text:p>
          </table:table-cell>
          <table:table-cell table:style-name="ce14" office:value-type="string" calcext:value-type="string">
            <text:p>Night Elf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ce15" office:value-type="float" office:value="100" calcext:value-type="float">
            <text:p>100</text:p>
          </table:table-cell>
          <table:table-cell table:style-name="ce14" office:value-type="string" calcext:value-type="string">
            <text:p>Custom</text:p>
          </table:table-cell>
          <table:table-cell table:style-name="ce15" office:value-type="string" calcext:value-type="string">
            <text:p>Normal</text:p>
          </table:table-cell>
          <table:table-cell table:style-name="ce14" office:value-type="string" calcext:value-type="string">
            <text:p>AI Scripts\elf.ai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Current</text:p>
          </table:table-cell>
          <table:table-cell table:style-name="ce15" office:value-type="string" calcext:value-type="string">
            <text:p>Hard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Spectator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15"/>
        </table:table-row>
      </table:table>
      <table:table table:name="S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Game speed:</text:p>
          </table:table-cell>
          <table:covered-table-cell table:number-columns-repeated="2" table:style-name="ce1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3" table:number-rows-spanned="1">
            <text:p>Fog of War:</text:p>
          </table:table-cell>
          <table:covered-table-cell table:number-columns-repeated="2" table:style-name="ce13"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3" table:number-rows-spanned="1">
            <text:p>Win/Lose Conditions:</text:p>
          </table:table-cell>
          <table:covered-table-cell table:number-columns-repeated="2" table:style-name="ce13"/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3" table:number-rows-spanned="1">
            <text:p>Map path:</text:p>
          </table:table-cell>
          <table:covered-table-cell table:number-columns-repeated="2" table:style-name="ce13"/>
          <table:table-cell office:value-type="string" calcext:value-type="string">
            <text:p>Maps\(2)HillsOfGlory.w3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Player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lot0-Number</text:p>
          </table:table-cell>
          <table:table-cell table:style-name="ce12" office:value-type="string" calcext:value-type="string">
            <text:p>Controller</text:p>
          </table:table-cell>
          <table:table-cell table:style-name="ce12" office:value-type="string" calcext:value-type="string">
            <text:p>Race</text:p>
          </table:table-cell>
          <table:table-cell table:style-name="ce12" office:value-type="string" calcext:value-type="string">
            <text:p>Team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Handicap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AI Diff</text:p>
          </table:table-cell>
          <table:table-cell table:style-name="ce12" office:value-type="string" calcext:value-type="string">
            <text:p>Custom AI file</text:p>
          </table:table-cell>
          <table:table-cell table:style-name="ce1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</text:p>
          </table:table-cell>
          <table:table-cell table:style-name="ce15" office:value-type="string" calcext:value-type="string">
            <text:p>Night Elf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ed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Normal</text:p>
          </table:table-cell>
          <table:table-cell table:style-name="ce15" office:value-type="string" calcext:value-type="string">
            <text:p>AI Scripts\elf.ai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lue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Curren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table:style-name="ce14" office:value-type="string" calcext:value-type="string">
            <text:p>Human</text:p>
          </table:table-cell>
          <table:table-cell table:style-name="ce15" office:value-type="string" calcext:value-type="string">
            <text:p>Spectator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ce changes in file, but seems to have no impac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I defaults always to Human</text:p>
          </table:table-cell>
          <table:table-cell table:number-columns-repeated="1021"/>
        </table:table-row>
      </table:table>
      <table:table table:name="Format description WIP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1.27, 1.32=1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bit 0x1: Fog of War disabled (1=disabled)</text:p>
            <text:p>bit 0x2: Victory/Defeat conditions disabled (1=disabled)</text:p>
          </table:table-cell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Base game speed</text:p>
          </table:table-cell>
          <table:table-cell office:value-type="string" calcext:value-type="string">
            <text:p>Pause = 0</text:p>
            <text:p>100% = 1</text:p>
            <text:p>400% = 4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Relative map path</text:p>
          </table:table-cell>
          <table:table-cell office:value-type="string" calcext:value-type="string">
            <text:p>Maps\(2)HillsOfGlory.w3m</text:p>
            <text:p>..\..\..\(3)Nighthaven.w3m</text:p>
            <text:p>For Classic: root is game folder</text:p>
            <text:p>For Reforged: root is _retail_ or _ptr_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play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Player Info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Player Info“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layer 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slot ID</text:p>
          </table:table-cell>
          <table:table-cell office:value-type="string" calcext:value-type="string">
            <text:p>Starts from 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eam (force)</text:p>
          </table:table-cell>
          <table:table-cell office:value-type="string" calcext:value-type="string">
            <text:p>Starts from 0, observers always 0</text:p>
          </table:table-cell>
        </table:table-row>
        <table:table-row table:style-name="ro5">
          <table:table-cell office:value-type="string" calcext:value-type="string">
            <text:p>in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0x01 = human</text:p>
            <text:p>0x02 = orc</text:p>
            <text:p>0x04 = night elf</text:p>
            <text:p>0x08 = undead</text:p>
            <text:p>0x20 = random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arts from 0 (red). Players can have same color. Observer always 0.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ndicap</text:p>
          </table:table-cell>
          <table:table-cell office:value-type="string" calcext:value-type="string">
            <text:p>Decimal 50-100, meaning 50-100%.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player slot flags</text:p>
          </table:table-cell>
          <table:table-cell office:value-type="string" calcext:value-type="string">
            <text:p>bit 0x01 = user (1) or computer (0)</text:p>
            <text:p>bit 0x02 = observer (1) or playing player (0)</text:p>
            <text:p>bit 0x04 = load custom AI file (1) or use default (0)</text:p>
            <text:p>bit 0x08 = AI file path is relative (1) or absolute (0)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AI difficulty</text:p>
          </table:table-cell>
          <table:table-cell office:value-type="string" calcext:value-type="string">
            <text:p>0=easy, 1=normal, 2=hard (higher values invalid)</text:p>
            <text:p>Difficulty for spectators is written to file but ignor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ustom AI script path</text:p>
          </table:table-cell>
          <table:table-cell office:value-type="string" calcext:value-type="string">
            <text:p>Empty string otherwi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21:02:02.390000000</meta:creation-date>
    <dc:date>2023-04-21T11:25:47.351057518</dc:date>
    <meta:editing-duration>PT10H41M8S</meta:editing-duration>
    <meta:editing-cycles>2</meta:editing-cycles>
    <meta:generator>LibreOffice/7.4.6.2$Linux_X86_64 LibreOffice_project/40$Build-2</meta:generator>
    <meta:document-statistic meta:table-count="7" meta:cell-count="290" meta:object-count="0"/>
  </office:meta>
</office:document-meta>
</file>